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25e64" officeooo:paragraph-rsid="00125e64"/>
    </style:style>
    <style:style style:name="P2" style:family="paragraph" style:parent-style-name="Standard">
      <style:paragraph-properties fo:text-align="center" style:justify-single-word="false"/>
      <style:text-properties fo:font-size="54pt" officeooo:rsid="00125e64" officeooo:paragraph-rsid="00125e64" style:font-size-asian="54pt" style:font-size-complex="54pt"/>
    </style:style>
    <style:style style:name="P3" style:family="paragraph" style:parent-style-name="Standard">
      <style:paragraph-properties fo:text-align="center" style:justify-single-word="false"/>
      <style:text-properties fo:font-size="36pt" officeooo:rsid="00125e64" officeooo:paragraph-rsid="00125e64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fo:color="#2a6099" loext:opacity="100%" fo:font-size="54pt" officeooo:rsid="00125e64" officeooo:paragraph-rsid="00125e64" style:font-size-asian="54pt" style:font-size-complex="54pt"/>
    </style:style>
    <style:style style:name="P5" style:family="paragraph" style:parent-style-name="Standard">
      <style:paragraph-properties fo:text-align="start" style:justify-single-word="false"/>
      <style:text-properties fo:font-size="12pt" officeooo:rsid="00125e64" officeooo:paragraph-rsid="00125e64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60pt" officeooo:rsid="00125e64" officeooo:paragraph-rsid="00125e64" style:font-size-asian="60pt" style:font-size-complex="60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5pt" officeooo:rsid="00125e64" officeooo:paragraph-rsid="00125e64" style:font-size-asian="13.1000003814697pt" style:font-size-complex="15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OCUMENTACIÓN PROYECTO LM</text:p>
      <text:p text:style-name="P2"/>
      <text:p text:style-name="P3">SAMIR WAWA </text:p>
      <text:p text:style-name="P3">ASNANI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Índice</text:p>
      <text:list text:style-name="L1">
        <text:list-item>
          <text:p text:style-name="P7">1</text:p>
        </text:list-item>
        <text:list-item>
          <text:p text:style-name="P7">2</text:p>
        </text:list-item>
        <text:list-item>
          <text:p text:style-name="P7">3</text:p>
        </text:list-item>
        <text:list-item>
          <text:p text:style-name="P7">4</text:p>
        </text:list-item>
        <text:list-item>
          <text:p text:style-name="P7">5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25e64" officeooo:paragraph-rsid="00125e6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9T19:39:12.038000000</meta:creation-date>
    <dc:date>2023-01-09T19:45:02.279000000</dc:date>
    <meta:editing-duration>PT5M51S</meta:editing-duration>
    <meta:editing-cycles>1</meta:editing-cycles>
    <meta:generator>LibreOffice/7.4.1.2$Windows_X86_64 LibreOffice_project/3c58a8f3a960df8bc8fd77b461821e42c061c5f0</meta:generator>
    <meta:document-statistic meta:table-count="0" meta:image-count="0" meta:object-count="0" meta:page-count="2" meta:paragraph-count="10" meta:word-count="18" meta:character-count="59" meta:non-whitespace-character-count="55"/>
  </office:meta>
</office:document-meta>
</file>